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SARMIENTO MALDONADO YURI NEI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SARMIENTO MALDONADO YURI NEI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CRUZ QUISPE, ADELM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FRANCES ROJO (PAVIPOLLOS)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0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62855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9T21:43:07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